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3pt" fo:font-weight="bold" officeooo:rsid="000c8523" officeooo:paragraph-rsid="000c8523" style:font-size-asian="13pt" style:font-weight-asian="bold" style:font-size-complex="13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3pt" fo:font-weight="bold" officeooo:rsid="000c8523" officeooo:paragraph-rsid="000c8523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3pt" fo:font-weight="bold" officeooo:rsid="000c8d85" officeooo:paragraph-rsid="000c8d85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3pt" fo:font-weight="bold" officeooo:rsid="000de339" officeooo:paragraph-rsid="000de339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3pt" fo:font-style="normal" fo:font-weight="normal" officeooo:rsid="000c8523" officeooo:paragraph-rsid="000de339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0de339"/>
    </style:style>
    <style:style style:name="T2" style:family="text">
      <style:text-properties officeooo:rsid="000e87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Operacionais – 2024/1 </text:p>
      <text:p text:style-name="P1"><text:span text:style-name="T1">Segundo</text:span> Trabalho - Relatório</text:p>
      <text:p text:style-name="P4">Biblioteca de Threads não preemptivas</text:p>
      <text:p text:style-name="P1">Data de Entrega: <text:span text:style-name="T1">2</text:span> de <text:span text:style-name="T1">junho </text:span>de 2024</text:p>
      <text:p text:style-name="P3">Alunos: Camila Cardoso Cáceres, Luiz Gustavo S. S. Junqueira</text:p>
      <text:p text:style-name="P2"/>
      <text:p text:style-name="P2">Relatório de Implementação</text:p>
      <text:p text:style-name="P5"><text:tab/><text:span text:style-name="T1">O objetivo do programa desenvolvido é disponibilizar uma biblioteca de threads em nível de usuário para suportar multiprogramação. Esta biblioteca contém duas opções de escalonadores não preemptivos, um sendo FCFS e o outro um escalonador justo que escolhe como a próxima tarefa a se executar aquela que teve o menor tempo de CPU até o momento. Além disso, há a implementação de exclusão mútua.</text:span></text:p>
      <text:p text:style-name="P5"><text:tab/><text:span text:style-name="T1">Este programa foi desenvolvido a partir do esqueleto fornecido pelo professor, </text:span><text:span text:style-name="T2">onde definimos as estruturas de dados e implementamos as funções que eram necessárias. Alteramos o a primeira linha do arquivo entry.S para que funcionasse corretamente de acordo com a ordem dos elementos na nossa estrutura do TCB.<text:tab/></text:span></text:p>
      <text:p text:style-name="P5"><text:tab/><text:span text:style-name="T2">Foram implementadas todas as funcionalidades pedidas, inclusive a do ponto extra, o escalonador justo, cuja descrição de como usar está no arquivo README.MD, e na pasta exemplos está um programa para demonstrar seu funcionamento.</text:span></text:p>
      <text:p text:style-name="P5"><text:tab/><text:span text:style-name="T2">Também na pasta exemplos, há um programa que calcula o tempo de troca de contexto entre duas threads, sem considerar o tempo de outras funções.</text:span></text:p>
      <text:p text:style-name="P5"><text:tab/><text:span text:style-name="T2">A principal dificuldade que encontramos foi de entender como funcionava o código de troca de contexto do arquivo entry.S para que conseguíssemos utilizá-lo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7:23:17.138807795</meta:creation-date>
    <dc:date>2024-06-02T09:12:04.635909689</dc:date>
    <meta:editing-duration>PT18M2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226" meta:character-count="1456" meta:non-whitespace-character-count="1232"/>
  </office:meta>
</office:document-meta>
</file>